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Horizontal_20_Line">
      <style:text-properties style:font-name="Times New Roman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 style:list-style-name="L1">
      <style:text-properties style:font-name="Times New Roman"/>
    </style:style>
    <style:style style:name="P5" style:family="paragraph" style:parent-style-name="Text_20_body" style:list-style-name="L2">
      <style:text-properties style:font-name="Times New Roman"/>
    </style:style>
    <style:style style:name="P6" style:family="paragraph" style:parent-style-name="Text_20_body" style:list-style-name="L3">
      <style:text-properties style:font-name="Times New Roman"/>
    </style:style>
    <style:style style:name="P7" style:family="paragraph" style:parent-style-name="Text_20_body" style:list-style-name="L4">
      <style:text-properties style:font-name="Times New Roman"/>
    </style:style>
    <style:style style:name="P8" style:family="paragraph" style:parent-style-name="Text_20_body" style:list-style-name="L5">
      <style:text-properties style:font-name="Times New Roman"/>
    </style:style>
    <style:style style:name="P9" style:family="paragraph" style:parent-style-name="Text_20_body" style:list-style-name="L6">
      <style:text-properties style:font-name="Times New Roman"/>
    </style:style>
    <style:style style:name="P10" style:family="paragraph" style:parent-style-name="Text_20_body" style:list-style-name="L7">
      <style:text-properties style:font-name="Times New Roman"/>
    </style:style>
    <style:style style:name="P11" style:family="paragraph" style:parent-style-name="Text_20_body" style:list-style-name="L8">
      <style:text-properties style:font-name="Times New Roman"/>
    </style:style>
    <style:style style:name="P12" style:family="paragraph" style:parent-style-name="Text_20_body" style:list-style-name="L9">
      <style:text-properties style:font-name="Times New Roman"/>
    </style:style>
    <style:style style:name="P13" style:family="paragraph" style:parent-style-name="Text_20_body" style:list-style-name="L10">
      <style:text-properties style:font-name="Times New Roman"/>
    </style:style>
    <style:style style:name="P14" style:family="paragraph" style:parent-style-name="Text_20_body" style:list-style-name="L11">
      <style:text-properties style:font-name="Times New Roman"/>
    </style:style>
    <style:style style:name="P15" style:family="paragraph" style:parent-style-name="Text_20_body" style:list-style-name="L12">
      <style:text-properties style:font-name="Times New Roman"/>
    </style:style>
    <style:style style:name="P16" style:family="paragraph" style:parent-style-name="Text_20_body" style:list-style-name="L13">
      <style:text-properties style:font-name="Times New Roman"/>
    </style:style>
    <style:style style:name="P17" style:family="paragraph" style:parent-style-name="Text_20_body" style:list-style-name="L14">
      <style:text-properties style:font-name="Times New Roman"/>
    </style:style>
    <style:style style:name="P18" style:family="paragraph" style:parent-style-name="Text_20_body" style:list-style-name="L15">
      <style:text-properties style:font-name="Times New Roman"/>
    </style:style>
    <style:style style:name="P19" style:family="paragraph" style:parent-style-name="Text_20_body" style:list-style-name="L16">
      <style:text-properties style:font-name="Times New Roman"/>
    </style:style>
    <style:style style:name="P20" style:family="paragraph" style:parent-style-name="Text_20_body" style:list-style-name="L17">
      <style:text-properties style:font-name="Times New Roman"/>
    </style:style>
    <style:style style:name="P21" style:family="paragraph" style:parent-style-name="Text_20_body" style:list-style-name="L18">
      <style:text-properties style:font-name="Times New Roman"/>
    </style:style>
    <style:style style:name="P22" style:family="paragraph" style:parent-style-name="Text_20_body" style:list-style-name="L19">
      <style:text-properties style:font-name="Times New Roman"/>
    </style:style>
    <style:style style:name="P23" style:family="paragraph" style:parent-style-name="Text_20_body" style:list-style-name="L20">
      <style:text-properties style:font-name="Times New Roman"/>
    </style:style>
    <style:style style:name="P24" style:family="paragraph" style:parent-style-name="Text_20_body" style:list-style-name="L21">
      <style:text-properties style:font-name="Times New Roman"/>
    </style:style>
    <style:style style:name="P25" style:family="paragraph" style:parent-style-name="Text_20_body" style:list-style-name="L22">
      <style:text-properties style:font-name="Times New Roman"/>
    </style:style>
    <style:style style:name="P26" style:family="paragraph" style:parent-style-name="Text_20_body" style:list-style-name="L23">
      <style:text-properties style:font-name="Times New Roman"/>
    </style:style>
    <style:style style:name="P27" style:family="paragraph" style:parent-style-name="Text_20_body" style:list-style-name="L24">
      <style:text-properties style:font-name="Times New Roman"/>
    </style:style>
    <style:style style:name="P28" style:family="paragraph" style:parent-style-name="Text_20_body" style:list-style-name="L25">
      <style:text-properties style:font-name="Times New Roman"/>
    </style:style>
    <style:style style:name="P29" style:family="paragraph" style:parent-style-name="Text_20_body" style:list-style-name="L26">
      <style:text-properties style:font-name="Times New Roman"/>
    </style:style>
    <style:style style:name="P30" style:family="paragraph" style:parent-style-name="Text_20_body" style:list-style-name="L27">
      <style:text-properties style:font-name="Times New Roman"/>
    </style:style>
    <style:style style:name="P31" style:family="paragraph" style:parent-style-name="Text_20_body" style:list-style-name="L28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24pt" style:font-size-asian="24pt" style:font-size-complex="2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ry-proof + interview-proof + speed-proof.</text:span></text:span></text:p>
      <text:p text:style-name="P1">Below is a full evaluation:</text:p>
      <text:p text:style-name="P2"/>
      <text:h text:style-name="Heading_20_1" text:outline-level="1"><text:span text:style-name="T1">✅ </text:span><text:span text:style-name="Strong_20_Emphasis"><text:span text:style-name="T1">1. Are you missing any core DSA topic?</text:span></text:span></text:h>
      <text:p text:style-name="Text_20_body"><text:span text:style-name="Strong_20_Emphasis"><text:span text:style-name="T1">No.</text:span></text:span><text:span text:style-name="T1"><text:line-break/>Your roadmap covers:</text:span></text:p>
      <text:list xml:id="list1730677945" text:style-name="L1">
        <text:list-item>
          <text:p text:style-name="P4">Patterns</text:p>
        </text:list-item>
        <text:list-item>
          <text:p text:style-name="P4">Data structures</text:p>
        </text:list-item>
        <text:list-item>
          <text:p text:style-name="P4">Tree &amp; graph algorithms</text:p>
        </text:list-item>
        <text:list-item>
          <text:p text:style-name="P4">All forms of DP</text:p>
        </text:list-item>
        <text:list-item>
          <text:p text:style-name="P4">String algorithms</text:p>
        </text:list-item>
        <text:list-item>
          <text:p text:style-name="P4">Greedy</text:p>
        </text:list-item>
        <text:list-item>
          <text:p text:style-name="P4">Advanced DS</text:p>
        </text:list-item>
        <text:list-item>
          <text:p text:style-name="P4">Complexity intuition</text:p>
        </text:list-item>
        <text:list-item>
          <text:p text:style-name="P4">Mock interviews</text:p>
        </text:list-item>
      </text:list>
      <text:p text:style-name="Text_20_body"><text:span text:style-name="Strong_20_Emphasis"><text:span text:style-name="T1">This is the complete DSA universe.</text:span></text:span></text:p>
      <text:p text:style-name="P1">If someone masters this, they are ABOVE the level of most FAANG-ready candidates.</text:p>
      <text:p text:style-name="P2"/>
      <text:h text:style-name="Heading_20_1" text:outline-level="1"><text:span text:style-name="T1">⚠️ </text:span><text:span text:style-name="Strong_20_Emphasis"><text:span text:style-name="T1">2. The only 5 things missing (small but important)</text:span></text:span></text:h>
      <text:p text:style-name="P1">These are not new topics—just pieces that boost interview performance drastically.</text:p>
      <text:p text:style-name="P2"/>
      <text:h text:style-name="Heading_20_2" text:outline-level="2"><text:span text:style-name="Strong_20_Emphasis"><text:span text:style-name="T1">Missing #1 → Time Complexity Patterns (Deep Mastery)</text:span></text:span></text:h>
      <text:p text:style-name="P1">You have “time &amp; space complexity mastery” but ensure you explicitly cover:</text:p>
      <text:list xml:id="list2779333810" text:style-name="L2">
        <text:list-item>
          <text:p text:style-name="P5">amortized analysis</text:p>
        </text:list-item>
        <text:list-item>
          <text:p text:style-name="P5">complexity of recursion tree</text:p>
        </text:list-item>
        <text:list-item>
          <text:p text:style-name="P5">complexity of DP (state × transitions)</text:p>
        </text:list-item>
        <text:list-item>
          <text:p text:style-name="P5">complexity of graphs (E log V, etc.)</text:p>
        </text:list-item>
      </text:list>
      <text:p text:style-name="Text_20_body"><text:span text:style-name="T1">This is asked in </text:span><text:span text:style-name="Emphasis"><text:span text:style-name="T1">every interview</text:span></text:span><text:span text:style-name="T1">.</text:span></text:p>
      <text:p text:style-name="P2"/>
      <text:h text:style-name="Heading_20_2" text:outline-level="2"><text:soft-page-break/><text:span text:style-name="Strong_20_Emphasis"><text:span text:style-name="T1">Missing #2 → System Design Mini Basics (Even junior SDE interviews ask a bit)</text:span></text:span></text:h>
      <text:p text:style-name="P1">Very tiny topics:</text:p>
      <text:list xml:id="list2835159727" text:style-name="L3">
        <text:list-item>
          <text:p text:style-name="P6">how APIs work</text:p>
        </text:list-item>
        <text:list-item>
          <text:p text:style-name="P6">how caching helps</text:p>
        </text:list-item>
        <text:list-item>
          <text:p text:style-name="P6">difference b/w SQL &amp; NoSQL</text:p>
        </text:list-item>
        <text:list-item>
          <text:p text:style-name="P6">load balancing simple idea</text:p>
        </text:list-item>
        <text:list-item>
          <text:p text:style-name="P6">concurrency basics</text:p>
        </text:list-item>
      </text:list>
      <text:p text:style-name="P1">Not full system design.<text:line-break/>Just enough to answer one 5-min conceptual question.</text:p>
      <text:p text:style-name="P2"/>
      <text:h text:style-name="Heading_20_2" text:outline-level="2"><text:span text:style-name="Strong_20_Emphasis"><text:span text:style-name="T1">Missing #3 → Patterns for “Tricky” Brain Teasers</text:span></text:span></text:h>
      <text:p text:style-name="P1">These appear in Google/ high-paying interviews:</text:p>
      <text:list xml:id="list316610542" text:style-name="L4">
        <text:list-item>
          <text:p text:style-name="P7">monotonic binary search</text:p>
        </text:list-item>
        <text:list-item>
          <text:p text:style-name="P7">binary search + prefix sums</text:p>
        </text:list-item>
        <text:list-item>
          <text:p text:style-name="P7">DP + greedy combos</text:p>
        </text:list-item>
        <text:list-item>
          <text:p text:style-name="P7">graph + heap combos</text:p>
        </text:list-item>
      </text:list>
      <text:p text:style-name="P1">You already have the pieces — just make sure you solve hybrid problems.</text:p>
      <text:p text:style-name="P2"/>
      <text:h text:style-name="Heading_20_2" text:outline-level="2"><text:span text:style-name="Strong_20_Emphasis"><text:span text:style-name="T1">Missing #4 → Contest-style problem stamina</text:span></text:span></text:h>
      <text:p text:style-name="Text_20_body"><text:span text:style-name="T1">You don’t need to solve contests,<text:line-break/>but at least </text:span><text:span text:style-name="Strong_20_Emphasis"><text:span text:style-name="T1">1 Codeforces contest per week</text:span></text:span><text:span text:style-name="T1"> builds:</text:span></text:p>
      <text:list xml:id="list1987280389" text:style-name="L5">
        <text:list-item>
          <text:p text:style-name="P8">speed</text:p>
        </text:list-item>
        <text:list-item>
          <text:p text:style-name="P8">pressure handling</text:p>
        </text:list-item>
        <text:list-item>
          <text:p text:style-name="P8">debugging skills</text:p>
        </text:list-item>
        <text:list-item>
          <text:p text:style-name="P8">fast thinking</text:p>
        </text:list-item>
      </text:list>
      <text:p text:style-name="P1">This is NOT mandatory, but it boosts your prep massively.</text:p>
      <text:p text:style-name="Horizontal_20_Line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h text:style-name="Heading_20_2" text:outline-level="2"><text:soft-page-break/><text:span text:style-name="Strong_20_Emphasis"><text:span text:style-name="T1">Missing #5 → Behavioral + Communication Round Prep</text:span></text:span></text:h>
      <text:p text:style-name="P1">High-paying roles always include:</text:p>
      <text:list xml:id="list730693343" text:style-name="L6">
        <text:list-item>
          <text:p text:style-name="P9">tell me about yourself</text:p>
        </text:list-item>
        <text:list-item>
          <text:p text:style-name="P9">describe a project</text:p>
        </text:list-item>
        <text:list-item>
          <text:p text:style-name="P9">biggest challenge</text:p>
        </text:list-item>
        <text:list-item>
          <text:p text:style-name="P9">explain a bug you solved</text:p>
        </text:list-item>
      </text:list>
      <text:p text:style-name="P1">You need:</text:p>
      <text:list xml:id="list2506996842" text:style-name="L7">
        <text:list-item>
          <text:p text:style-name="P10">STAR method</text:p>
        </text:list-item>
        <text:list-item>
          <text:p text:style-name="P10">strong project explanations</text:p>
        </text:list-item>
        <text:list-item>
          <text:p text:style-name="P10">clarity in speaking</text:p>
        </text:list-item>
      </text:list>
      <text:p text:style-name="Text_20_body"><text:span text:style-name="T1">This is separate from DSA but </text:span><text:span text:style-name="Strong_20_Emphasis"><text:span text:style-name="T1">equally important</text:span></text:span><text:span text:style-name="T1">.</text:span></text:p>
      <text:p text:style-name="Text_20_body"><text:span text:style-name="Strong_20_Emphasis"><text:span text:style-name="T1"><text:line-break/><text:line-break/><text:line-break/><text:line-break/><text:line-break/><text:line-break/></text:span></text:span><text:span text:style-name="Strong_20_Emphasis"><text:span text:style-name="T4">DSA PATTERNS (Basic → Intermediate → Advanced)</text:span></text:span></text:p>
      <text:h text:style-name="Heading_20_2" text:outline-level="2"><text:span text:style-name="Strong_20_Emphasis"><text:span text:style-name="T1">1. Basic Foundations</text:span></text:span></text:h>
      <text:h text:style-name="Heading_20_3" text:outline-level="3"><text:span text:style-name="Strong_20_Emphasis"><text:span text:style-name="T1">A. Arrays &amp; Strings</text:span></text:span></text:h>
      <text:list xml:id="list3112693384" text:style-name="L8">
        <text:list-item>
          <text:p text:style-name="P11">Sliding Window (Fixed &amp; Variable)</text:p>
        </text:list-item>
        <text:list-item>
          <text:p text:style-name="P11">Two Pointers</text:p>
        </text:list-item>
        <text:list-item>
          <text:p text:style-name="P11">Prefix Sum</text:p>
        </text:list-item>
        <text:list-item>
          <text:p text:style-name="P11">Difference Array</text:p>
        </text:list-item>
        <text:list-item>
          <text:p text:style-name="P11">Frequency Counting / Hashing</text:p>
        </text:list-item>
        <text:list-item>
          <text:p text:style-name="P11">Kadane’s Algorithm (Max Subarray)</text:p>
        </text:list-item>
        <text:list-item>
          <text:p text:style-name="P11">In-place modifications</text:p>
        </text:list-item>
      </text:list>
      <text:h text:style-name="Heading_20_3" text:outline-level="3"><text:span text:style-name="Strong_20_Emphasis"><text:span text:style-name="T1">B. Math &amp; Bit Manipulation</text:span></text:span></text:h>
      <text:list xml:id="list1735520149" text:style-name="L9">
        <text:list-item>
          <text:p text:style-name="P12">GCD / LCM</text:p>
        </text:list-item>
        <text:list-item>
          <text:p text:style-name="P12">Modular Arithmetic</text:p>
        </text:list-item>
        <text:list-item>
          <text:p text:style-name="P12"><text:soft-page-break/>Sieve of Eratosthenes</text:p>
        </text:list-item>
        <text:list-item>
          <text:p text:style-name="P12">Fast Power (Binary Exponentiation)</text:p>
        </text:list-item>
        <text:list-item>
          <text:p text:style-name="P12">Bitmasking</text:p>
        </text:list-item>
        <text:list-item>
          <text:p text:style-name="P12">Parity / Set bits / XOR tricks</text:p>
        </text:list-item>
      </text:list>
      <text:p text:style-name="P2"/>
      <text:h text:style-name="Heading_20_1" text:outline-level="1"><text:span text:style-name="Strong_20_Emphasis"><text:span text:style-name="T1">2. Linked List Patterns</text:span></text:span></text:h>
      <text:list xml:id="list184651492" text:style-name="L10">
        <text:list-item>
          <text:p text:style-name="P13">Fast &amp; Slow Pointers (Tortoise-Hare)</text:p>
        </text:list-item>
        <text:list-item>
          <text:p text:style-name="P13">Reversal in-place</text:p>
        </text:list-item>
        <text:list-item>
          <text:p text:style-name="P13">Cycle Detection &amp; Removal</text:p>
        </text:list-item>
        <text:list-item>
          <text:p text:style-name="P13">Merge Two Lists</text:p>
        </text:list-item>
        <text:list-item>
          <text:p text:style-name="P13">Split / Rotate Lists</text:p>
        </text:list-item>
        <text:list-item>
          <text:p text:style-name="P13">Palindrome Linked List</text:p>
        </text:list-item>
        <text:list-item>
          <text:p text:style-name="P13">K-group Reversal</text:p>
        </text:list-item>
      </text:list>
      <text:p text:style-name="P2"/>
      <text:h text:style-name="Heading_20_1" text:outline-level="1"><text:span text:style-name="Strong_20_Emphasis"><text:span text:style-name="T1">3. Stack &amp; Queue Patterns</text:span></text:span></text:h>
      <text:list xml:id="list2425670652" text:style-name="L11">
        <text:list-item>
          <text:p text:style-name="P14">Monotonic Stack (Next Greater/Smaller Elements)</text:p>
        </text:list-item>
        <text:list-item>
          <text:p text:style-name="P14">Monotonic Queue (Sliding Window Maximum)</text:p>
        </text:list-item>
        <text:list-item>
          <text:p text:style-name="P14">Min Stack / Max Stack</text:p>
        </text:list-item>
        <text:list-item>
          <text:p text:style-name="P14">Balanced Parentheses</text:p>
        </text:list-item>
        <text:list-item>
          <text:p text:style-name="P14">Expression Evaluation (Prefix/Infix/Postfix)</text:p>
        </text:list-item>
        <text:list-item>
          <text:p text:style-name="P14">Queue Using Stacks / Stack Using Queues</text:p>
        </text:list-item>
      </text:list>
      <text:p text:style-name="P2"/>
      <text:h text:style-name="Heading_20_1" text:outline-level="1"><text:span text:style-name="Strong_20_Emphasis"><text:span text:style-name="T1">4. Recursion &amp; Backtracking Patterns</text:span></text:span></text:h>
      <text:list xml:id="list2534460108" text:style-name="L12">
        <text:list-item>
          <text:p text:style-name="P15">Subsets / Powerset</text:p>
        </text:list-item>
        <text:list-item>
          <text:p text:style-name="P15">Permutations</text:p>
        </text:list-item>
        <text:list-item>
          <text:p text:style-name="P15">Combinations</text:p>
        </text:list-item>
        <text:list-item>
          <text:p text:style-name="P15">N-Queens</text:p>
        </text:list-item>
        <text:list-item>
          <text:p text:style-name="P15">Sudoku Solver</text:p>
        </text:list-item>
        <text:list-item>
          <text:p text:style-name="P15">Backtracking with Pruning</text:p>
        </text:list-item>
        <text:list-item>
          <text:p text:style-name="P15"><text:soft-page-break/>Recursion Tree + Memoization</text:p>
        </text:list-item>
      </text:list>
      <text:p text:style-name="P2"/>
      <text:h text:style-name="Heading_20_1" text:outline-level="1"><text:span text:style-name="Strong_20_Emphasis"><text:span text:style-name="T1">5. Searching &amp; Sorting Patterns</text:span></text:span></text:h>
      <text:list xml:id="list1309755391" text:style-name="L13">
        <text:list-item>
          <text:p text:style-name="P16">Binary Search on:</text:p>
          <text:list>
            <text:list-item>
              <text:p text:style-name="P16">Array</text:p>
            </text:list-item>
            <text:list-item>
              <text:p text:style-name="P16">Answer (Search Space)</text:p>
            </text:list-item>
            <text:list-item>
              <text:p text:style-name="P16">Fractions / Ratios</text:p>
            </text:list-item>
          </text:list>
        </text:list-item>
        <text:list-item>
          <text:p text:style-name="P16">Ternary Search</text:p>
        </text:list-item>
        <text:list-item>
          <text:p text:style-name="P16">Merge Sort Pattern</text:p>
        </text:list-item>
        <text:list-item>
          <text:p text:style-name="P16">Quick Sort Pattern</text:p>
        </text:list-item>
        <text:list-item>
          <text:p text:style-name="P16">Custom Sorting</text:p>
        </text:list-item>
      </text:list>
      <text:p text:style-name="P2"/>
      <text:h text:style-name="Heading_20_1" text:outline-level="1"><text:span text:style-name="Strong_20_Emphasis"><text:span text:style-name="T1">6. HashMap / HashSet Patterns</text:span></text:span></text:h>
      <text:list xml:id="list494414254" text:style-name="L14">
        <text:list-item>
          <text:p text:style-name="P17">Anagram Groups</text:p>
        </text:list-item>
        <text:list-item>
          <text:p text:style-name="P17">Frequency Maps</text:p>
        </text:list-item>
        <text:list-item>
          <text:p text:style-name="P17">Counting Distinct Elements</text:p>
        </text:list-item>
        <text:list-item>
          <text:p text:style-name="P17">Longest Consecutive Sequence</text:p>
        </text:list-item>
        <text:list-item>
          <text:p text:style-name="P17">Two Sum / K-Sum</text:p>
        </text:list-item>
        <text:list-item>
          <text:p text:style-name="P17">Duplicate Detection (in array or window)</text:p>
        </text:list-item>
      </text:list>
      <text:p text:style-name="P2"/>
      <text:h text:style-name="Heading_20_1" text:outline-level="1"><text:span text:style-name="Strong_20_Emphasis"><text:span text:style-name="T1">7. Heap / Priority Queue Patterns</text:span></text:span></text:h>
      <text:list xml:id="list1072143075" text:style-name="L15">
        <text:list-item>
          <text:p text:style-name="P18">Top-K Elements</text:p>
        </text:list-item>
        <text:list-item>
          <text:p text:style-name="P18">K-sorted/Merging K Lists</text:p>
        </text:list-item>
        <text:list-item>
          <text:p text:style-name="P18">Minimum/Maximum Ropes</text:p>
        </text:list-item>
        <text:list-item>
          <text:p text:style-name="P18">Median of Data Stream</text:p>
        </text:list-item>
        <text:list-item>
          <text:p text:style-name="P18">Scheduling Problems</text:p>
        </text:list-item>
        <text:list-item>
          <text:p text:style-name="P18">Dijkstra’s Algorithm (min-heap)</text:p>
        </text:list-item>
        <text:list-item>
          <text:p text:style-name="P18">Huffman Coding</text:p>
        </text:list-item>
      </text:list>
      <text:p text:style-name="P2"/>
      <text:h text:style-name="Heading_20_1" text:outline-level="1"><text:soft-page-break/><text:span text:style-name="Strong_20_Emphasis"><text:span text:style-name="T1">8. Tree Patterns</text:span></text:span></text:h>
      <text:h text:style-name="Heading_20_3" text:outline-level="3"><text:span text:style-name="Strong_20_Emphasis"><text:span text:style-name="T1">Binary Trees</text:span></text:span></text:h>
      <text:list xml:id="list2473341872" text:style-name="L16">
        <text:list-item>
          <text:p text:style-name="P19">DFS (Preorder, Inorder, Postorder)</text:p>
        </text:list-item>
        <text:list-item>
          <text:p text:style-name="P19">BFS / Level Order</text:p>
        </text:list-item>
        <text:list-item>
          <text:p text:style-name="P19">Diameter of Tree</text:p>
        </text:list-item>
        <text:list-item>
          <text:p text:style-name="P19">Lowest Common Ancestor (LCA)</text:p>
        </text:list-item>
        <text:list-item>
          <text:p text:style-name="P19">Root-to-Leaf Paths</text:p>
        </text:list-item>
        <text:list-item>
          <text:p text:style-name="P19">Tree Serialization/Deserialization</text:p>
        </text:list-item>
      </text:list>
      <text:h text:style-name="Heading_20_3" text:outline-level="3"><text:span text:style-name="Strong_20_Emphasis"><text:span text:style-name="T1">Binary Search Tree (BST)</text:span></text:span></text:h>
      <text:list xml:id="list2226540060" text:style-name="L17">
        <text:list-item>
          <text:p text:style-name="P20">Validation</text:p>
        </text:list-item>
        <text:list-item>
          <text:p text:style-name="P20">Inorder Successor/Predecessor</text:p>
        </text:list-item>
        <text:list-item>
          <text:p text:style-name="P20">Range Queries</text:p>
        </text:list-item>
        <text:list-item>
          <text:p text:style-name="P20">Construct BST from Preorder / Inorder</text:p>
        </text:list-item>
      </text:list>
      <text:p text:style-name="P2"/>
      <text:h text:style-name="Heading_20_1" text:outline-level="1"><text:span text:style-name="Strong_20_Emphasis"><text:span text:style-name="T1">9. Graph Patterns</text:span></text:span></text:h>
      <text:list xml:id="list3692213105" text:style-name="L18">
        <text:list-item>
          <text:p text:style-name="P21">DFS / BFS (Matrix + Adjacency List)</text:p>
        </text:list-item>
        <text:list-item>
          <text:p text:style-name="P21">Topological Sort (Kahn + DFS)</text:p>
        </text:list-item>
        <text:list-item>
          <text:p text:style-name="P21">Cycle Detection (Directed/Undirected)</text:p>
        </text:list-item>
        <text:list-item>
          <text:p text:style-name="P21">Connected Components (DFS/Union-Find)</text:p>
        </text:list-item>
        <text:list-item>
          <text:p text:style-name="P21">Shortest Path:</text:p>
          <text:list>
            <text:list-item>
              <text:p text:style-name="P21">Dijkstra</text:p>
            </text:list-item>
            <text:list-item>
              <text:p text:style-name="P21">Bellman-Ford</text:p>
            </text:list-item>
            <text:list-item>
              <text:p text:style-name="P21">Floyd-Warshall</text:p>
            </text:list-item>
          </text:list>
        </text:list-item>
        <text:list-item>
          <text:p text:style-name="P21">Minimum Spanning Tree (Kruskal / Prim)</text:p>
        </text:list-item>
        <text:list-item>
          <text:p text:style-name="P21">Bipartite Graph Check</text:p>
        </text:list-item>
        <text:list-item>
          <text:p text:style-name="P21">Bridges &amp; Articulation Points (Tarjan’s)</text:p>
        </text:list-item>
        <text:list-item>
          <text:p text:style-name="P21">Strongly Connected Components (Kosaraju)</text:p>
        </text:list-item>
        <text:list-item>
          <text:p text:style-name="P21">Euler Path &amp; Circuit</text:p>
        </text:list-item>
      </text:list>
      <text:p text:style-name="P2"/>
      <text:h text:style-name="Heading_20_1" text:outline-level="1"><text:soft-page-break/><text:span text:style-name="Strong_20_Emphasis"><text:span text:style-name="T1">10. Dynamic Programming (DP) Patterns</text:span></text:span></text:h>
      <text:h text:style-name="Heading_20_3" text:outline-level="3"><text:span text:style-name="Strong_20_Emphasis"><text:span text:style-name="T1">Classic DP</text:span></text:span></text:h>
      <text:list xml:id="list3690190767" text:style-name="L19">
        <text:list-item>
          <text:p text:style-name="P22">Fibonacci / Climbing Stairs</text:p>
        </text:list-item>
        <text:list-item>
          <text:p text:style-name="P22">0/1 Knapsack</text:p>
        </text:list-item>
        <text:list-item>
          <text:p text:style-name="P22">Unbounded Knapsack</text:p>
        </text:list-item>
        <text:list-item>
          <text:p text:style-name="P22">Subset Sum</text:p>
        </text:list-item>
        <text:list-item>
          <text:p text:style-name="P22">Coin Change</text:p>
        </text:list-item>
        <text:list-item>
          <text:p text:style-name="P22">Matrix DP (unique paths, min path sum)</text:p>
        </text:list-item>
      </text:list>
      <text:h text:style-name="Heading_20_3" text:outline-level="3"><text:span text:style-name="Strong_20_Emphasis"><text:span text:style-name="T1">Sequence DP</text:span></text:span></text:h>
      <text:list xml:id="list4048194375" text:style-name="L20">
        <text:list-item>
          <text:p text:style-name="P23">Longest Common Subsequence (LCS)</text:p>
        </text:list-item>
        <text:list-item>
          <text:p text:style-name="P23">Longest Increasing Subsequence (LIS)</text:p>
        </text:list-item>
        <text:list-item>
          <text:p text:style-name="P23">Edit Distance</text:p>
        </text:list-item>
        <text:list-item>
          <text:p text:style-name="P23">String Matching DP</text:p>
        </text:list-item>
        <text:list-item>
          <text:p text:style-name="P23">Palindromic Subsequence / Substring</text:p>
        </text:list-item>
      </text:list>
      <text:h text:style-name="Heading_20_3" text:outline-level="3"><text:span text:style-name="Strong_20_Emphasis"><text:span text:style-name="T1">Partition DP</text:span></text:span></text:h>
      <text:list xml:id="list3596305847" text:style-name="L21">
        <text:list-item>
          <text:p text:style-name="P24">Matrix Chain Multiplication (MCM)</text:p>
        </text:list-item>
        <text:list-item>
          <text:p text:style-name="P24">Burst Balloons</text:p>
        </text:list-item>
        <text:list-item>
          <text:p text:style-name="P24">Boolean Parenthesization</text:p>
        </text:list-item>
        <text:list-item>
          <text:p text:style-name="P24">Partition Array for Max Sum</text:p>
        </text:list-item>
      </text:list>
      <text:h text:style-name="Heading_20_3" text:outline-level="3"><text:span text:style-name="Strong_20_Emphasis"><text:span text:style-name="T1">Digit DP</text:span></text:span></text:h>
      <text:list xml:id="list3797800411" text:style-name="L22">
        <text:list-item>
          <text:p text:style-name="P25">Count numbers with properties using digits</text:p>
        </text:list-item>
      </text:list>
      <text:h text:style-name="Heading_20_3" text:outline-level="3"><text:span text:style-name="Strong_20_Emphasis"><text:span text:style-name="T1">Bitmask DP</text:span></text:span></text:h>
      <text:list xml:id="list3268158656" text:style-name="L23">
        <text:list-item>
          <text:p text:style-name="P26">Traveling Salesman Problem (TSP)</text:p>
        </text:list-item>
        <text:list-item>
          <text:p text:style-name="P26">Subset DP for optimization</text:p>
        </text:list-item>
      </text:list>
      <text:h text:style-name="Heading_20_3" text:outline-level="3"><text:span text:style-name="Strong_20_Emphasis"><text:span text:style-name="T1">DP on Trees &amp; Graphs</text:span></text:span></text:h>
      <text:list xml:id="list2032218282" text:style-name="L24">
        <text:list-item>
          <text:p text:style-name="P27">Tree DP (rerooting, subtree sums)</text:p>
        </text:list-item>
        <text:list-item>
          <text:p text:style-name="P27">DAG DP</text:p>
        </text:list-item>
      </text:list>
      <text:p text:style-name="P2"/>
      <text:h text:style-name="Heading_20_1" text:outline-level="1"><text:soft-page-break/><text:span text:style-name="Strong_20_Emphasis"><text:span text:style-name="T1">11. Advanced Data Structures Patterns</text:span></text:span></text:h>
      <text:list xml:id="list1243094167" text:style-name="L25">
        <text:list-item>
          <text:p text:style-name="P28">Segment Tree (sum, min, max, lazy propagation)</text:p>
        </text:list-item>
        <text:list-item>
          <text:p text:style-name="P28">Fenwick Tree (BIT)</text:p>
        </text:list-item>
        <text:list-item>
          <text:p text:style-name="P28">Trie (Prefix Tree)</text:p>
        </text:list-item>
        <text:list-item>
          <text:p text:style-name="P28">Suffix Array &amp; LCP</text:p>
        </text:list-item>
        <text:list-item>
          <text:p text:style-name="P28">Suffix Automaton</text:p>
        </text:list-item>
        <text:list-item>
          <text:p text:style-name="P28">LRU Cache (LinkedHashMap or custom DS)</text:p>
        </text:list-item>
        <text:list-item>
          <text:p text:style-name="P28">Disjoint Set Union (Union-Find with Rank/Path Compression)</text:p>
        </text:list-item>
      </text:list>
      <text:p text:style-name="P2"/>
      <text:h text:style-name="Heading_20_1" text:outline-level="1"><text:span text:style-name="Strong_20_Emphasis"><text:span text:style-name="T1">12. Greedy Patterns</text:span></text:span></text:h>
      <text:list xml:id="list683363662" text:style-name="L26">
        <text:list-item>
          <text:p text:style-name="P29">Interval Scheduling / Merge Intervals</text:p>
        </text:list-item>
        <text:list-item>
          <text:p text:style-name="P29">Meeting Rooms / Activity Selection</text:p>
        </text:list-item>
        <text:list-item>
          <text:p text:style-name="P29">Gas Station</text:p>
        </text:list-item>
        <text:list-item>
          <text:p text:style-name="P29">Job Sequencing</text:p>
        </text:list-item>
        <text:list-item>
          <text:p text:style-name="P29">Minimum Platforms</text:p>
        </text:list-item>
        <text:list-item>
          <text:p text:style-name="P29">Huffman Encoding (also Heap)</text:p>
        </text:list-item>
        <text:list-item>
          <text:p text:style-name="P29">Greedy by Sorting + Choice</text:p>
        </text:list-item>
      </text:list>
      <text:p text:style-name="P2"/>
      <text:h text:style-name="Heading_20_1" text:outline-level="1"><text:span text:style-name="Strong_20_Emphasis"><text:span text:style-name="T1">13. Advanced Algorithms &amp; Patterns</text:span></text:span></text:h>
      <text:list xml:id="list3203969919" text:style-name="L27">
        <text:list-item>
          <text:p text:style-name="P30">KMP String Matching</text:p>
        </text:list-item>
        <text:list-item>
          <text:p text:style-name="P30">Rabin-Karp</text:p>
        </text:list-item>
        <text:list-item>
          <text:p text:style-name="P30">Z-Algorithm</text:p>
        </text:list-item>
        <text:list-item>
          <text:p text:style-name="P30">Manacher’s Algorithm (Longest Palindromic Substring)</text:p>
        </text:list-item>
        <text:list-item>
          <text:p text:style-name="P30">Mo’s Algorithm (Query Optimization)</text:p>
        </text:list-item>
        <text:list-item>
          <text:p text:style-name="P30">Sweep Line Algorithm</text:p>
        </text:list-item>
        <text:list-item>
          <text:p text:style-name="P30">Binary Lifting (LCA)</text:p>
        </text:list-item>
        <text:list-item>
          <text:p text:style-name="P30">Sparse Table (RMQ)</text:p>
        </text:list-item>
        <text:list-item>
          <text:p text:style-name="P30">Heavy-Light Decomposition (HLD)</text:p>
        </text:list-item>
        <text:list-item>
          <text:p text:style-name="P30">Centroid Decomposition</text:p>
        </text:list-item>
        <text:list-item>
          <text:p text:style-name="P30"><text:soft-page-break/>Trie + DP Hybrids</text:p>
        </text:list-item>
        <text:list-item>
          <text:p text:style-name="P30">Meet-in-the-Middle</text:p>
        </text:list-item>
      </text:list>
      <text:p text:style-name="P2"/>
      <text:h text:style-name="Heading_20_1" text:outline-level="1"><text:span text:style-name="Strong_20_Emphasis"><text:span text:style-name="T1">14. Competitive Programming Patterns</text:span></text:span></text:h>
      <text:list xml:id="list1697844278" text:style-name="L28">
        <text:list-item>
          <text:p text:style-name="P31">Fast I/O</text:p>
        </text:list-item>
        <text:list-item>
          <text:p text:style-name="P31">Coordinate Compression</text:p>
        </text:list-item>
        <text:list-item>
          <text:p text:style-name="P31">Difference Arrays</text:p>
        </text:list-item>
        <text:list-item>
          <text:p text:style-name="P31">Prefix XOR tricks</text:p>
        </text:list-item>
        <text:list-item>
          <text:p text:style-name="P31">Modulo Inverses</text:p>
        </text:list-item>
        <text:list-item>
          <text:p text:style-name="P31">Probability DP</text:p>
        </text:list-item>
        <text:list-item>
          <text:p text:style-name="P31">Interactive Problem Patterns</text:p>
        </text:list-item>
      </text:list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9:17:39.096075123</meta:creation-date>
    <dc:date>2025-11-28T20:01:36.341100749</dc:date>
    <meta:editing-duration>PT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9" meta:paragraph-count="212" meta:word-count="975" meta:character-count="5588" meta:non-whitespace-character-count="4982"/>
  </office:meta>
</office:document-meta>
</file>